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beta_ccardemo_tech.ca-bundle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2.022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Login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dan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dan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/>
          <table:table-cell table:style-name="ce5"/>
          <table:table-cell table:number-columns-repeated="10"/>
        </table:table-row>
        <table:table-row table:style-name="ro2" table:number-rows-repeated="12">
          <table:table-cell table:number-columns-repeated="12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MarketDataSheet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</table:table>
      <table:table table:name="OptionMarketData" table:style-name="ta1">
        <table:table-column table:style-name="co2" table:number-columns-repeated="9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456c2134-d419-11e6-8001-ecf4bb2e10a3</text:p>
          </table:table-cell>
          <table:table-cell office:value-type="string" calcext:value-type="string">
            <text:p>Simple portfolio</text:p>
          </table:table-cell>
        </table:table-row>
      </table:table>
      <table:table table:name="Setting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8:30:10.261343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7-03-16T18:30:25.698939292</dc:date>
    <meta:editing-duration>P3DT18H36M42S</meta:editing-duration>
    <meta:editing-cycles>283</meta:editing-cycles>
    <meta:generator>LibreOffice/4.2.8.2$Linux_X86_64 LibreOffice_project/420m0$Build-2</meta:generator>
    <meta:document-statistic meta:table-count="5" meta:cell-count="150" meta:object-count="2"/>
  </office:meta>
</office:document-meta>
</file>